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5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5cm" svg:x="9.5cm" svg:y="3cm">
          <text:p text:style-name="P2">My running </text:p>
          <text:p text:style-name="P2">Cloud-Bio-Linux </text:p>
          <text:p text:style-name="P2">insta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layout" svg:width="5.29cm" svg:height="0.962cm" svg:x="2cm" svg:y="4.414cm">
          <draw:text-box>
            <text:p>Unmount volume</text:p>
          </draw:text-box>
        </draw:frame>
        <draw:line draw:style-name="gr4" draw:text-style-name="P2" draw:layer="layout" svg:x1="14.5cm" svg:y1="5.25cm" svg:x2="17cm" svg:y2="5.25cm">
          <text:p/>
        </draw:line>
        <draw:custom-shape draw:style-name="gr5" draw:text-style-name="P2" draw:layer="layout" svg:width="3cm" svg:height="2cm" svg:x="17cm" svg:y="4.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5.925cm" svg:height="1.505cm" svg:x="21.184cm" svg:y="4.5cm">
          <draw:text-box>
            <text:p><text:span text:style-name="T1">Command line (within</text:span></text:p>
            <text:p text:style-name="P2"><text:span text:style-name="T1">running instance)</text:span></text:p>
          </draw:text-box>
        </draw:frame>
        <draw:frame draw:style-name="gr6" draw:text-style-name="P4" draw:layer="layout" svg:width="15.844cm" svg:height="1.424cm" svg:x="3.502cm" svg:y="0.718cm">
          <draw:text-box>
            <text:p><text:span text:style-name="T2">Actions to unmount and detach a volume</text:span></text:p>
          </draw:text-box>
        </draw:frame>
        <draw:frame draw:style-name="gr6" draw:text-style-name="P4" draw:layer="layout" svg:width="5.726cm" svg:height="2.139cm" svg:x="21.283cm" svg:y="0.361cm">
          <draw:text-box>
            <text:p><text:span text:style-name="T2">Where action </text:span></text:p>
            <text:p><text:span text:style-name="T2">Is carried out</text:span></text:p>
          </draw:text-box>
        </draw:frame>
        <draw:custom-shape draw:style-name="gr2" draw:text-style-name="P2" draw:layer="layout" svg:width="5cm" svg:height="4.5cm" svg:x="9.5cm" svg:y="8.7cm">
          <text:p text:style-name="P2">My running </text:p>
          <text:p text:style-name="P2">Cloud-Bio-Linux </text:p>
          <text:p text:style-name="P2">insta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layout" svg:width="4.727cm" svg:height="0.962cm" svg:x="2.273cm" svg:y="10.438cm">
          <draw:text-box>
            <text:p>Detach volume</text:p>
          </draw:text-box>
        </draw:frame>
        <draw:custom-shape draw:style-name="gr7" draw:text-style-name="P2" draw:layer="layout" svg:width="3cm" svg:height="2cm" svg:x="17cm" svg:y="9.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3.995cm" svg:height="1.505cm" svg:x="22.149cm" svg:y="10.114cm">
          <draw:text-box>
            <text:p><text:span text:style-name="T1">AWS Console</text:span></text:p>
            <text:p text:style-name="P2"><text:span text:style-name="T1">(volumes tab)</text:span></text:p>
          </draw:text-box>
        </draw:frame>
        <draw:frame draw:style-name="gr3" draw:text-style-name="P2" draw:layer="layout" svg:width="23.795cm" svg:height="3.252cm" svg:x="3cm" svg:y="13.527cm">
          <draw:text-box>
            <text:p text:style-name="P2"><text:span text:style-name="T3">OR</text:span></text:p>
            <text:p text:style-name="P2"><text:span text:style-name="T4"/></text:p>
            <text:p text:style-name="P2"><text:span text:style-name="T4">Terminating </text:span>your instance will automatically <text:span text:style-name="T5">detach</text:span> the volume.</text:p>
            <text:p text:style-name="P2">You <text:span text:style-name="T6">still need to unmount</text:span> first – otherwise you risk corrupting files on the volum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ager </meta:initial-creator>
    <meta:creation-date>2010-07-23T09:37:49</meta:creation-date>
    <dc:date>2010-07-28T17:07:36</dc:date>
    <dc:creator>manager </dc:creator>
    <meta:editing-duration>PT00H24M35S</meta:editing-duration>
    <meta:editing-cycles>5</meta:editing-cycles>
    <meta:generator>OpenOffice.org/3.2$Unix OpenOffice.org_project/320m12$Build-9483</meta:generator>
    <meta:document-statistic meta:object-count="13"/>
  </office:meta>
</office:document-meta>
</file>